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88cm" fo:min-width="12.4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065cm" fo:min-width="10.128cm"/>
    </style:style>
    <style:style style:name="pr1" style:family="presentation" style:parent-style-name="Default-subtitle">
      <style:graphic-properties draw:fill-color="#ffffff" fo:min-height="10.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color="#800000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color="#800000"/>
    </style:style>
    <style:style style:name="T2" style:family="text">
      <style:text-properties fo:color="#004586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4586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0.6cm" svg:x="1.4cm" svg:y="2.8cm" presentation:class="subtitle" presentation:user-transformed="true">
          <draw:text-box>
            <text:p><text:span text:style-name="T1"><text:s/></text:span><text:span text:style-name="T1">MNIST Results summary</text:span></text:p>
          </draw:text-box>
        </draw:frame>
        <draw:frame draw:style-name="gr1" draw:layer="layout" svg:width="13.2cm" svg:height="9.494cm" svg:x="6.2cm" svg:y="9.4cm">
          <draw:text-box>
            <text:p text:style-name="P2"><text:span text:style-name="T2">Exercise 3: </text:span><text:span text:style-name="T2"><text:line-break/></text:span><text:line-break/><text:span text:style-name="T3"><text:tab/></text:span><text:span text:style-name="T3">Explore generalisation concepts comparing multinomial regression model and <text:s/>Neural network model</text:span></text:p>
            <text:p text:style-name="P2"><text:span text:style-name="T3"/></text:p>
            <text:p text:style-name="P2"><text:span text:style-name="T4">Exercise 1: </text:span><text:span text:style-name="T4"><text:line-break/></text:span><text:span text:style-name="T3"><text:line-break/></text:span><text:span text:style-name="T3"><text:tab/></text:span><text:span text:style-name="T3">Implement Sofmax regression algorithm</text:span></text:p>
            <text:p text:style-name="P2"><text:span text:style-name="T3"/></text:p>
            <text:p text:style-name="P2"><text:span text:style-name="T4">Exercise 2: </text:span><text:span text:style-name="T4"><text:line-break/></text:span><text:span text:style-name="T3"><text:line-break/></text:span><text:span text:style-name="T3"><text:tab/></text:span><text:span text:style-name="T3">Implement Neural network algorith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8.681cm" svg:x="1.8cm" svg:y="5.613cm" presentation:class="title" presentation:user-transformed="true">
          <draw:text-box>
            <text:p text:style-name="P2"><text:span text:style-name="T2">Exercise 3: </text:span><text:span text:style-name="T2"><text:line-break/></text:span><text:line-break/><text:span text:style-name="T3"><text:tab/></text:span><text:span text:style-name="T3">Explore generalisation concepts comparing multinomial regression model and <text:s/>Neural network mode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nomial model vs NNET</text:p>
          </draw:text-box>
        </draw:frame>
        <draw:frame draw:style-name="gr3" draw:layer="layout" svg:width="13.365cm" svg:height="14.538cm" svg:x="1.435cm" svg:y="5.262cm">
          <draw:text-box>
            <text:p>Multinomial model</text:p>
            <text:p/>
            <text:p><text:s text:c="8"/>Number of Training samples: 20000</text:p>
            <text:p><text:tab/> Training time: 1360.570 secs</text:p>
            <text:p/>
            <text:p>On training data:</text:p>
            <text:p/>
            <text:p><text:tab/>Number of training samples: 20000</text:p>
            <text:p><text:tab/> Time to predict on Training data: 50.876 <text:s/>secs</text:p>
            <text:p><text:tab/> Accuracy of prediction: <text:s/>0.8179 </text:p>
            <text:p><text:tab/> Area under the curve: 0.8925</text:p>
            <text:p/>
            <text:p>On testing data:</text:p>
            <text:p><text:tab/>Number of test sample: 1000</text:p>
            <text:p><text:tab/>Time to predict: 26.097 secs</text:p>
            <text:p><text:tab/>Accuracy of prediction: <text:s/>0.7926</text:p>
            <text:p><text:tab/>Area under the curve: 0.8746</text:p>
          </draw:text-box>
        </draw:frame>
        <draw:line draw:style-name="gr4" draw:text-style-name="P3" draw:layer="layout" svg:x1="15.2cm" svg:y1="4.743cm" svg:x2="15.2cm" svg:y2="19.6cm">
          <text:p/>
        </draw:line>
        <draw:frame draw:style-name="gr5" draw:layer="layout" svg:width="12.6cm" svg:height="15.315cm" svg:x="15.4cm" svg:y="4.6cm">
          <draw:text-box>
            <text:p/>
            <text:p>Neural network with “nnet” package in R <text:s text:c="4"/></text:p>
            <text:p><text:s/></text:p>
            <text:p><text:s/>Number of Training samples: 20000</text:p>
            <text:p><text:s/>Training time: 1150.955 <text:s/>secs</text:p>
            <text:p/>
            <text:p/>
            <text:p>Prediction on Training data:</text:p>
            <text:p><text:s text:c="3"/>Number of training samples: 20000</text:p>
            <text:p><text:s text:c="3"/>Time to predict on Test data: 53.768 secs</text:p>
            <text:p><text:s text:c="3"/>Accuracy of prediction: <text:s text:c="2"/>0.7518</text:p>
            <text:p><text:s text:c="2"/>Area under the curve: 0.8596</text:p>
            <text:p/>
            <text:p/>
            <text:p/>
            <text:p>Prediction on Test data:</text:p>
            <text:p><text:s text:c="2"/>Number of training samples: 20000</text:p>
            <text:p><text:s text:c="2"/>Time to predict on Test data: 10.157 secs</text:p>
            <text:p><text:s text:c="2"/>Accuracy of prediction: <text:s text:c="2"/>0.7458</text:p>
            <text:p><text:s text:c="2"/>Area under the curve: 0.8387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nomial model learning curve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 model results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ural network learning curve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nomial vs NNET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6.945cm" svg:x="1.8cm" svg:y="6.381cm" presentation:class="title" presentation:user-transformed="true">
          <draw:text-box>
            <text:p text:style-name="P2"><text:span text:style-name="T2">Exercise 1: </text:span><text:span text:style-name="T2"><text:line-break/></text:span><text:line-break/><text:span text:style-name="T3"><text:tab/></text:span><text:span text:style-name="T3">Implement Sofmax regression algorith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max results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6.945cm" svg:x="1.8cm" svg:y="6.381cm" presentation:class="title" presentation:user-transformed="true">
          <draw:text-box>
            <text:p text:style-name="P2"><text:span text:style-name="T2">Exercise 2: </text:span><text:span text:style-name="T2"><text:line-break/></text:span><text:line-break/><text:span text:style-name="T3"><text:tab/></text:span><text:span text:style-name="T3">Implement Neural network algorith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ural network implementation:<text:line-break/>Results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6cm" svg:x="1.401cm" svg:y="7.894cm" presentation:class="title" presentation:user-transformed="true">
          <draw:text-box>
            <text:p><text:span text:style-name="T1">Thank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rimugunthan </meta:initial-creator>
    <meta:creation-date>2015-02-26T13:46:05</meta:creation-date>
    <dc:date>2015-02-26T18:45:01</dc:date>
    <dc:creator>srimugunthan </dc:creator>
    <meta:editing-duration>PT14M12S</meta:editing-duration>
    <meta:editing-cycles>19</meta:editing-cycles>
    <meta:generator>LibreOffice/3.5$Linux_x86 LibreOffice_project/350m1$Build-2</meta:generator>
    <meta:document-statistic meta:object-count="67"/>
  </office:meta>
</office:document-meta>
</file>